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5602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539in"/>
    </style:style>
    <style:style style:name="co18" style:family="table-column">
      <style:table-column-properties fo:break-before="auto" style:column-width="0.6035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4827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6543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6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3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4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4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5" table:default-cell-style-name="ce35"/>
        <table:table-column table:style-name="co7" table:default-cell-style-name="ce35"/>
        <table:table-column table:style-name="co16" table:default-cell-style-name="ce48"/>
        <table:table-column table:style-name="co17" table:default-cell-style-name="ce38"/>
        <table:table-column table:style-name="co18" table:default-cell-style-name="ce54"/>
        <table:table-column table:style-name="co17" table:default-cell-style-name="ce57"/>
        <table:table-column table:style-name="co14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5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 Avg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158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60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61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61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60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61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60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2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float" office:value="0.688375" calcext:value-type="float">
            <text:p>0.6884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58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58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58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ModelB3</text:p>
          </table:table-cell>
          <table:table-cell table:style-name="ce27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eight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5h15m</text:p>
          </table:table-cell>
          <table:table-cell table:style-name="ce27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25]" office:value-type="float" office:value="0.7507" calcext:value-type="float">
            <text:p>0.7507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507" calcext:value-type="float">
            <text:p>0.7507</text:p>
          </table:table-cell>
          <table:table-cell table:style-name="ce92" table:formula="of:=2*[.T34]*[.V34]/([.T34]+[.V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E32]" office:value-type="float" office:value="0.6818" calcext:value-type="float">
            <text:p>0.6818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705077206403173" calcext:value-type="float">
            <text:p>0.7051</text:p>
          </table:table-cell>
          <table:table-cell table:formula="of:=2*[.T35]*[.V35]/([.T35]+[.V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158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58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158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hit saturation pt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3469" calcext:value-type="float">
            <text:p>0.3469</text:p>
          </table:table-cell>
          <table:table-cell table:style-name="ce75" table:formula="of:=[$Results_39_46.W38]" office:value-type="float" office:value="0.507981818181818" calcext:value-type="float">
            <text:p>0.5080</text:p>
          </table:table-cell>
          <table:table-cell table:style-name="ce75" table:formula="of:=[$Results_39_46.W40]" office:value-type="float" office:value="0.640738949594642" calcext:value-type="float">
            <text:p>0.6407</text:p>
          </table:table-cell>
          <table:table-cell table:style-name="ce88" table:formula="of:=[$Results_39_46.W39]" office:value-type="float" office:value="0.45878" calcext:value-type="float">
            <text:p>0.4588</text:p>
          </table:table-cell>
          <table:table-cell table:style-name="ce37" table:formula="of:=[$Results_39_46.W41]" office:value-type="percentage" office:value="0.6481" calcext:value-type="percentage">
            <text:p>64.8%</text:p>
          </table:table-cell>
          <table:table-cell table:formula="of:=[$Results_39_46.W46]" office:value-type="float" office:value="0.553" calcext:value-type="float">
            <text:p>0.553</text:p>
          </table:table-cell>
          <table:table-cell table:style-name="ce56" table:formula="of:=[$Results_39_46.W41]" office:value-type="percentage" office:value="0.6481" calcext:value-type="percentage">
            <text:p>64.8%</text:p>
          </table:table-cell>
          <table:table-cell table:formula="of:=2*[.R55]*[.V55]/([.R55]+[.V55])" office:value-type="float" office:value="0.529535833019159" calcext:value-type="float">
            <text:p>0.5295</text:p>
          </table:table-cell>
          <table:table-cell table:formula="of:=2*[.T55]*[.V55]/([.T55]+[.V55])" office:value-type="float" office:value="0.50150297495503" calcext:value-type="float">
            <text:p>0.5015</text:p>
          </table:table-cell>
          <table:table-cell office:value-type="float" office:value="0.3993" calcext:value-type="float">
            <text:p>0.3993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h15m</text:p>
          </table:table-cell>
          <table:table-cell/>
          <table:table-cell table:formula="of:=[$Results_47_50.E9]" office:value-type="float" office:value="0.3488" calcext:value-type="float">
            <text:p>0.3488</text:p>
          </table:table-cell>
          <table:table-cell table:style-name="ce75" table:formula="of:=[$Results_47_50.E14]" office:value-type="float" office:value="0.5053" calcext:value-type="float">
            <text:p>0.5053</text:p>
          </table:table-cell>
          <table:table-cell table:style-name="ce75" table:formula="of:=[$Results_47_50.E16]" office:value-type="float" office:value="0.636155105158031" calcext:value-type="float">
            <text:p>0.6362</text:p>
          </table:table-cell>
          <table:table-cell table:style-name="ce88" table:formula="of:=[$Results_47_50.E15]" office:value-type="float" office:value="0.45583" calcext:value-type="float">
            <text:p>0.4558</text:p>
          </table:table-cell>
          <table:table-cell table:style-name="ce37" table:formula="of:=[$Results_47_50.E17]" office:value-type="percentage" office:value="0.6321" calcext:value-type="percentage">
            <text:p>63.2%</text:p>
          </table:table-cell>
          <table:table-cell table:formula="of:=[$Results_47_50.E22]" office:value-type="float" office:value="0.52695" calcext:value-type="float">
            <text:p>0.52695</text:p>
          </table:table-cell>
          <table:table-cell table:style-name="ce56" table:formula="of:=[$Results_47_50.E23]" office:value-type="percentage" office:value="0.6151" calcext:value-type="percentage">
            <text:p>61.5%</text:p>
          </table:table-cell>
          <table:table-cell table:formula="of:=2*[.R57]*[.V57]/([.R57]+[.V57])" office:value-type="float" office:value="0.515897960765319" calcext:value-type="float">
            <text:p>0.5159</text:p>
          </table:table-cell>
          <table:table-cell table:formula="of:=2*[.T57]*[.V57]/([.T57]+[.V57])" office:value-type="float" office:value="0.488816659883189" calcext:value-type="float">
            <text:p>0.4888</text:p>
          </table:table-cell>
          <table:table-cell office:value-type="float" office:value="0.3921" calcext:value-type="float">
            <text:p>0.3921</text:p>
          </table:table-cell>
          <table:table-cell table:style-name="ce158" office:value-type="string" calcext:value-type="string" table:number-columns-spanned="1" table:number-rows-spanned="4">
            <text:p>Double step length</text:p>
            <text:p>Extend epochs</text:p>
            <text:p>Weights: 20x agree</text:p>
            <text:p>10x disagree/deny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 25h</text:p>
          </table:table-cell>
          <table:table-cell table:number-columns-repeated="11"/>
          <table:covered-table-cell/>
          <table:table-cell table:number-columns-repeated="3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covered-table-cell table:style-name="ce158"/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 48h</text:p>
          </table:table-cell>
          <table:table-cell table:number-columns-repeated="11"/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40" office:value-type="string" calcext:value-type="string" table:number-columns-spanned="26" table:number-rows-spanned="1">
            <text:p>Coarse Discourse only + usenames</text:p>
          </table:table-cell>
          <table:covered-table-cell table:style-name="ce45"/>
          <table:covered-table-cell table:number-columns-repeated="14"/>
          <table:covered-table-cell table:style-name="ce72"/>
          <table:covered-table-cell table:number-columns-repeated="2" table:style-name="ce91"/>
          <table:covered-table-cell table:style-name="ce105"/>
          <table:covered-table-cell table:style-name="ce113"/>
          <table:covered-table-cell table:style-name="ce122"/>
          <table:covered-table-cell table:style-name="ce128"/>
          <table:covered-table-cell table:style-name="ce135"/>
          <table:covered-table-cell table:style-name="ce140"/>
          <table:covered-table-cell table:style-name="ce146"/>
          <table:table-cell table:number-columns-repeated="38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63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office:forms form:automatic-focus="false" form:apply-design-mode="false"/>
        <table:table-column table:style-name="co24" table:default-cell-style-name="ce2"/>
        <table:table-column table:style-name="co25" table:default-cell-style-name="ce158"/>
        <table:table-column table:style-name="co23" table:number-columns-repeated="4" table:default-cell-style-name="ce158"/>
        <table:table-column table:style-name="co26" table:default-cell-style-name="ce158"/>
        <table:table-column table:style-name="co25" table:default-cell-style-name="ce158"/>
        <table:table-column table:style-name="co23" table:number-columns-repeated="4" table:default-cell-style-name="ce158"/>
        <table:table-column table:style-name="co26" table:default-cell-style-name="ce158"/>
        <table:table-column table:style-name="co25" table:default-cell-style-name="ce158"/>
        <table:table-column table:style-name="co23" table:number-columns-repeated="4" table:default-cell-style-name="ce158"/>
        <table:table-column table:style-name="co21" table:default-cell-style-name="ce158"/>
        <table:table-column table:style-name="co25" table:default-cell-style-name="ce158"/>
        <table:table-column table:style-name="co23" table:number-columns-repeated="44" table:default-cell-style-name="ce158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42010393964795" calcext:value-type="float">
            <text:p>0.8420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43512293936854" calcext:value-type="float">
            <text:p>0.843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59191813355686" calcext:value-type="float">
            <text:p>0.8592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7286999161777" calcext:value-type="float">
            <text:p>0.87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4947611064543" calcext:value-type="float">
            <text:p>0.864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450564599050014" calcext:value-type="float">
            <text:p>0.4506</text:p>
          </table:table-cell>
          <table:table-cell table:style-name="ce23"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1:.Q24];[.R21:.R24])/SUM([.R21:.R24])" office:value-type="float" office:value="0.860562419670299" calcext:value-type="float">
            <text:p>0.8606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1:.W24];[.X21:.X24])/SUM([.X21:.X24])" office:value-type="float" office:value="0.859091841296451" calcext:value-type="float">
            <text:p>0.859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38:.E41];[.F38:.F41])/SUM([.F38:.F41])" office:value-type="float" office:value="0.859298379435596" calcext:value-type="float">
            <text:p>0.8593</text:p>
          </table:table-cell>
          <table:table-cell table:style-name="ce23"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38:.K41];[.L38:.L41])/SUM([.L38:.L41])" office:value-type="float" office:value="0.450564599050014" calcext:value-type="float">
            <text:p>0.4506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38:.Q41];[.R38:.R41])/SUM([.R38:.R41])" office:value-type="float" office:value="0.494511036602403" calcext:value-type="float">
            <text:p>0.494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38:.W41];[.X38:.X41])/SUM([.X38:.X41])" office:value-type="float" office:value="0.856477088572227" calcext:value-type="float">
            <text:p>0.856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office:forms form:automatic-focus="false" form:apply-design-mode="false"/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21" table:default-cell-style-name="ce2"/>
        <table:table-column table:style-name="co25" table:default-cell-style-name="ce2"/>
        <table:table-column table:style-name="co23" table:number-columns-repeated="44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62309891031014" calcext:value-type="float">
            <text:p>0.8623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46545822855546" calcext:value-type="float">
            <text:p>0.8465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49900055881531" calcext:value-type="float">
            <text:p>0.849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62887119307069" calcext:value-type="float">
            <text:p>0.86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2981223805532" calcext:value-type="float">
            <text:p>0.8630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870694244202291" calcext:value-type="float">
            <text:p>0.8707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1:.Q24];[.R21:.R24])/SUM([.R21:.R24])" office:value-type="float" office:value="0.860155602123498" calcext:value-type="float">
            <text:p>0.8602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1:.W24];[.X21:.X24])/SUM([.X21:.X24])" office:value-type="float" office:value="0.808067504889634" calcext:value-type="float">
            <text:p>0.808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office:value-type="float" office:value="0.8404" calcext:value-type="float">
            <text:p>0.8404</text:p>
          </table:table-cell>
          <table:table-cell table:style-name="ce15" office:value-type="float" office:value="0.7703" calcext:value-type="float">
            <text:p>0.7703</text:p>
          </table:table-cell>
          <table:table-cell table:style-name="ce15" office:value-type="float" office:value="0.8038" calcext:value-type="float">
            <text:p>0.803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office:value-type="float" office:value="0.6246" calcext:value-type="float">
            <text:p>0.6246</text:p>
          </table:table-cell>
          <table:table-cell table:style-name="ce15" office:value-type="float" office:value="0.7975" calcext:value-type="float">
            <text:p>0.7975</text:p>
          </table:table-cell>
          <table:table-cell table:style-name="ce15" office:value-type="float" office:value="0.7005" calcext:value-type="float">
            <text:p>0.7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office:value-type="float" office:value="0.8726" calcext:value-type="float">
            <text:p>0.8726</text:p>
          </table:table-cell>
          <table:table-cell table:style-name="ce15" office:value-type="float" office:value="0.9106" calcext:value-type="float">
            <text:p>0.9106</text:p>
          </table:table-cell>
          <table:table-cell table:style-name="ce15" office:value-type="float" office:value="0.8912" calcext:value-type="float">
            <text:p>0.8912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91" calcext:value-type="float">
            <text:p>0.6791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38:.E41];[.F38:.F41])/SUM([.F38:.F41])" office:value-type="float" office:value="0.854075719474714" calcext:value-type="float">
            <text:p>0.8541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38:.K41];[.L38:.L41])/SUM([.L38:.L41])" office:value-type="float" office:value="0.854860491757474" calcext:value-type="float">
            <text:p>0.854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38:.Q41];[.R38:.R41])/SUM([.R38:.R41])" office:value-type="float" office:value="0.851364543168483" calcext:value-type="float">
            <text:p>0.8514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38:.W41];[.X38:.X41])/SUM([.X38:.X41])" office:value-type="float" office:value="0.833681195864767" calcext:value-type="float">
            <text:p>0.833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65" calcext:value-type="percentage">
            <text:p>85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8178" calcext:value-type="float">
            <text:p>0.8178</text:p>
          </table:table-cell>
          <table:table-cell table:style-name="ce15" office:value-type="float" office:value="0.4509" calcext:value-type="float">
            <text:p>0.4509</text:p>
          </table:table-cell>
          <table:table-cell table:style-name="ce14" office:value-type="float" office:value="0.5813" calcext:value-type="float">
            <text:p>0.581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45" calcext:value-type="float">
            <text:p>0.6445</text:p>
          </table:table-cell>
          <table:table-cell table:style-name="ce15" office:value-type="float" office:value="0.9084" calcext:value-type="float">
            <text:p>0.9084</text:p>
          </table:table-cell>
          <table:table-cell table:style-name="ce15" office:value-type="float" office:value="0.754" calcext:value-type="float">
            <text:p>0.754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77" calcext:value-type="float">
            <text:p>0.667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01" calcext:value-type="percentage">
            <text:p>69.0%</text:p>
          </table:table-cell>
          <table:table-cell table:style-name="ce24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office:forms form:automatic-focus="false" form:apply-design-mode="false"/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" table:default-cell-style-name="ce2"/>
        <table:table-column table:style-name="co13" table:default-cell-style-name="ce2"/>
        <table:table-column table:style-name="co25" table:default-cell-style-name="ce2"/>
        <table:table-column table:style-name="co23" table:number-columns-repeated="44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7424" calcext:value-type="float">
            <text:p>0.74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7];[.F4:.F7])/SUM([.F4:.F7])" office:value-type="float" office:value="0.852850796311819" calcext:value-type="float">
            <text:p>0.8529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7];[.L4:.L7])/SUM([.L4:.L7])" office:value-type="float" office:value="0.85335060072646" calcext:value-type="float">
            <text:p>0.8534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7];[.R4:.R7])/SUM([.R4:.R7])" office:value-type="float" office:value="0.858778345906678" calcext:value-type="float">
            <text:p>0.8588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7];[.X4:.X7])/SUM([.X4:.X7])" office:value-type="float" office:value="0.865516596814753" calcext:value-type="float">
            <text:p>0.865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74" calcext:value-type="percentage">
            <text:p>87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626" calcext:value-type="float">
            <text:p>0.6260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79" calcext:value-type="percentage">
            <text:p>62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2"/>
          <table:covered-table-cell table:style-name="ce21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507" calcext:value-type="float">
            <text:p>0.75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" calcext:value-type="float">
            <text:p>0.73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1:.E24];[.F21:.F24])/SUM([.F21:.F24])" office:value-type="float" office:value="0.864298183850238" calcext:value-type="float">
            <text:p>0.8643</text:p>
          </table:table-cell>
          <table:table-cell table:style-name="ce23"/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1:.K24];[.L21:.L24])/SUM([.L21:.L24])" office:value-type="float" office:value="0.862369796032411" calcext:value-type="float">
            <text:p>0.8624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52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18" calcext:value-type="float">
            <text:p>0.68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12" calcext:value-type="float">
            <text:p>0.6312</text:p>
          </table:table-cell>
          <table:table-cell table:style-name="ce23"/>
          <table:table-cell table:number-columns-repeated="52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11" calcext:value-type="percentage">
            <text:p>69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3" calcext:value-type="percentage">
            <text:p>63.3%</text:p>
          </table:table-cell>
          <table:table-cell table:style-name="ce24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office:forms form:automatic-focus="false" form:apply-design-mode="false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0.512936363636364" calcext:value-type="float">
            <text:p>0.5129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float" office:value="0.46423" calcext:value-type="float">
            <text:p>0.4642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32" calcext:value-type="percentage">
            <text:p>67.3%</text:p>
          </table:table-cell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78" calcext:value-type="percentage">
            <text:p>67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76" calcext:value-type="percentage">
            <text:p>64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20:.E21])" office:value-type="float" office:value="0.54485" calcext:value-type="float">
            <text:p>0.54485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7" calcext:value-type="percentage">
            <text:p>64.2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4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8" calcext:value-type="percentage">
            <text:p>66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63" calcext:value-type="percentage">
            <text:p>66.6%</text:p>
          </table:table-cell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84" calcext:value-type="percentage">
            <text:p>65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43" calcext:value-type="percentage">
            <text:p>64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43" calcext:value-type="percentage">
            <text:p>66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67" calcext:value-type="percentage">
            <text:p>66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62" calcext:value-type="percentage">
            <text:p>67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64" calcext:value-type="percentage">
            <text:p>63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013" calcext:value-type="percentage">
            <text:p>60.1%</text:p>
          </table:table-cell>
          <table:table-cell table:style-name="ce24"/>
        </table:table-row>
      </table:table>
      <table:table table:name="Results_39_46" table:style-name="ta1">
        <office:forms form:automatic-focus="false" form:apply-design-mode="false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2"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2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2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2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2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2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2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2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2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2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2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0.501836363636363" calcext:value-type="float">
            <text:p>0.5018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float" office:value="0.45202" calcext:value-type="float">
            <text:p>0.4520</text:p>
          </table:table-cell>
          <table:table-cell/>
          <table:table-cell table:style-name="ce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61" calcext:value-type="percentage">
            <text:p>66.6%</text:p>
          </table:table-cell>
          <table:table-cell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04" calcext:value-type="percentage">
            <text:p>66.0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758" calcext:value-type="percentage">
            <text:p>67.6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/>
          <table:table-cell table:style-name="ce2"/>
          <table:table-cell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2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2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20:.E21])" office:value-type="float" office:value="0.56365" calcext:value-type="float">
            <text:p>0.56365</text:p>
          </table:table-cell>
          <table:table-cell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041" calcext:value-type="percentage">
            <text:p>70.4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07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314" calcext:value-type="percentage">
            <text:p>7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05" calcext:value-type="percentage">
            <text:p>60.5%</text:p>
          </table:table-cell>
          <table:table-cell table:style-name="ce24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37" calcext:value-type="float">
            <text:p>0.743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407" calcext:value-type="float">
            <text:p>0.5407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86" calcext:value-type="float">
            <text:p>0.6886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469" calcext:value-type="float">
            <text:p>0.34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39" calcext:value-type="float">
            <text:p>0.243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986" calcext:value-type="float">
            <text:p>0.39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26" calcext:value-type="float">
            <text:p>0.182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526" calcext:value-type="float">
            <text:p>0.15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27:.W37])" office:value-type="float" office:value="0.507981818181818" calcext:value-type="float">
            <text:p>0.508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28:.W37])" office:value-type="float" office:value="0.45878" calcext:value-type="float">
            <text:p>0.4588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28:.W37]; [.X28:.X37])/SUM([.X28:.X37])" office:value-type="float" office:value="0.640738949594642" calcext:value-type="float">
            <text:p>0.6407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342" calcext:value-type="percentage">
            <text:p>63.4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577" calcext:value-type="percentage">
            <text:p>65.8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73" calcext:value-type="percentage">
            <text:p>64.7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481" calcext:value-type="percentage">
            <text:p>64.8%</text:p>
          </table:table-cell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236" calcext:value-type="float">
            <text:p>0.32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4" calcext:value-type="float">
            <text:p>0.7824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44:.W45])" office:value-type="float" office:value="0.553" calcext:value-type="float">
            <text:p>0.553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7094" calcext:value-type="percentage">
            <text:p>70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14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07" calcext:value-type="percentage">
            <text:p>67.1%</text:p>
          </table:table-cell>
          <table:table-cell table:style-name="ce24"/>
        </table:table-row>
      </table:table>
      <table:table table:name="Results_47_50" table:style-name="ta1">
        <office:forms form:automatic-focus="false" form:apply-design-mode="false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ce2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column table:style-name="co21" table:default-cell-style-name="Default"/>
        <table:table-column table:style-name="co25" table:default-cell-style-name="ce8"/>
        <table:table-column table:style-name="co23" table:number-columns-repeated="3" table:default-cell-style-name="ce2"/>
        <table:table-column table:style-name="co23" table:default-cell-style-name="ce23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2"/>
          <table:covered-table-cell table:style-name="ce21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32" calcext:value-type="float">
            <text:p>0.8532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/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26" calcext:value-type="float">
            <text:p>0.732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/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3" calcext:value-type="float">
            <text:p>0.493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/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4" calcext:value-type="float">
            <text:p>0.4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/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67" calcext:value-type="float">
            <text:p>0.66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/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3488" calcext:value-type="float">
            <text:p>0.34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/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751" calcext:value-type="float">
            <text:p>0.27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/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/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289" calcext:value-type="float">
            <text:p>0.128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/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892" calcext:value-type="float">
            <text:p>0.189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E3:.E13])" office:value-type="float" office:value="0.5053" calcext:value-type="float">
            <text:p>0.5053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K3:.K13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Q3:.Q13])" office:value-type="float" office:value="1" calcext:value-type="float">
            <text:p>1.0000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45" table:formula="of:=AVERAGE([.W3:.W13])" office:value-type="float" office:value="1" calcext:value-type="float">
            <text:p>1.0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E4:.E13])" office:value-type="float" office:value="0.45583" calcext:value-type="float">
            <text:p>0.4558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K4:.K1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Q4:.Q13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g excl empty</text:p>
          </table:table-cell>
          <table:table-cell table:style-name="ce15" table:number-columns-repeated="2"/>
          <table:table-cell table:style-name="ce145" table:formula="of:=AVERAGE([.W4:.W13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E4:.E13]; [.F4:.F13])/SUM([.F4:.F13])" office:value-type="float" office:value="0.636155105158031" calcext:value-type="float">
            <text:p>0.6362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K4:.K13]; [.L4:.L13])/SUM([.L4:.L13])" office:value-type="float" office:value="0" calcext:value-type="float">
            <text:p>0.0000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Q4:.Q13]; [.R4:.R13])/SUM([.R4:.R13])" office:value-type="float" office:value="0" calcext:value-type="float">
            <text:p>0.0000</text:p>
          </table:table-cell>
          <table:table-cell table:number-columns-repeated="2"/>
          <table:table-cell table:style-name="ce9" office:value-type="string" calcext:value-type="string">
            <text:p>W. avg excl empty</text:p>
          </table:table-cell>
          <table:table-cell table:style-name="ce15" table:number-columns-repeated="2"/>
          <table:table-cell table:style-name="ce145" table:formula="of:=SUMPRODUCT([.W4:.W13]; [.X4:.X13])/SUM([.X4:.X13])" office:value-type="float" office:value="0" calcext:value-type="float">
            <text:p>0.0000</text:p>
          </table:table-cell>
          <table:table-cell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321" calcext:value-type="percentage">
            <text:p>63.2%</text:p>
          </table:table-cell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number-columns-repeated="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/>
        </table:table-row>
        <table:table-row table:style-name="ro2">
          <table:table-cell table:number-columns-repeated="2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 table:number-columns-repeated="3"/>
          <table:table-cell table:style-name="ce15" table:number-columns-repeated="3"/>
          <table:table-cell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228" calcext:value-type="float">
            <text:p>0.3228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/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311" calcext:value-type="float">
            <text:p>0.731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number-columns-repeated="3"/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E20:.E21])" office:value-type="float" office:value="0.52695" calcext:value-type="float">
            <text:p>0.52695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K20:.K21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Q20:.Q21])" office:value-type="string" office:string-value="" calcext:value-type="error">
            <text:p>#DIV/0!</text:p>
          </table:table-cell>
          <table:table-cell table:number-columns-repeated="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table:formula="of:=AVERAGE([.W20:.W21])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51" calcext:value-type="percentage">
            <text:p>61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4:24:13.4334945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17T17:45:19.749457211</dc:date>
    <meta:editing-duration>P1DT13H36M25S</meta:editing-duration>
    <meta:editing-cycles>109</meta:editing-cycles>
    <meta:generator>LibreOffice/6.4.6.2$Linux_X86_64 LibreOffice_project/40$Build-2</meta:generator>
    <meta:document-statistic meta:table-count="7" meta:cell-count="4614" meta:object-count="0"/>
  </office:meta>
</office:document-meta>
</file>